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lArabiya" svg:font-family="AlArabiy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6.313cm"/>
    </style:style>
    <style:style style:name="co3" style:family="table-column">
      <style:table-column-properties fo:break-before="auto" style:column-width="5.248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011cm"/>
    </style:style>
    <style:style style:name="co7" style:family="table-column">
      <style:table-column-properties fo:break-before="auto" style:column-width="3.115cm"/>
    </style:style>
    <style:style style:name="co8" style:family="table-column">
      <style:table-column-properties fo:break-before="auto" style:column-width="5.711cm"/>
    </style:style>
    <style:style style:name="co9" style:family="table-column">
      <style:table-column-properties fo:break-before="auto" style:column-width="2.487cm"/>
    </style:style>
    <style:style style:name="co10" style:family="table-column">
      <style:table-column-properties fo:break-before="auto" style:column-width="5.82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font-name="AlArabiy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fo:wrap-option="no-wrap"/>
      <style:text-properties style:font-name="AlArabiya"/>
    </style:style>
    <style:style style:name="ce3" style:family="table-cell" style:parent-style-name="Default">
      <style:table-cell-properties fo:background-color="transparent" fo:wrap-option="no-wrap"/>
      <style:text-properties style:font-name="AlArabiya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font-name="AlArabiy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fo:wrap-option="no-wrap"/>
      <style:text-properties style:font-name="AlArabiya" style:font-name-asian="Arial Unicode MS" style:font-name-complex="Arial1"/>
    </style:style>
    <style:style style:name="ce6" style:family="table-cell" style:parent-style-name="Default" style:data-style-name="N1">
      <style:table-cell-properties fo:wrap-option="no-wrap"/>
      <style:text-properties style:use-window-font-color="true" style:text-outline="false" style:text-line-through-style="none" style:font-name="AlArabiy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">
      <style:table-cell-properties fo:wrap-option="no-wrap"/>
      <style:text-properties fo:color="#0000ff" style:text-outline="false" style:text-line-through-style="none" style:font-name="AlArabiy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hyphenate="false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style:font-name="Arial1" fo:font-size="8pt" fo:language="es" fo:country="AR" fo:font-style="normal" fo:text-shadow="none" style:text-underline-style="none" fo:font-weight="bold" style:text-underline-mode="continuous" style:text-line-through-mode="continuous" style:font-name-asian="Arial Unicode MS" style:font-size-asian="8pt" style:language-asian="zxx" style:country-asian="none" style:font-style-asian="normal" style:font-weight-asian="bold" style:font-name-complex="Arial1" style:font-size-complex="8pt" style:language-complex="zxx" style:country-complex="none" style:font-style-complex="normal" style:font-weight-complex="bold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2" table:default-cell-style-name="ce2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acct_value</text:p>
          </table:table-cell>
          <table:table-cell table:style-name="ce4" office:value-type="string">
            <text:p>acct_name</text:p>
          </table:table-cell>
          <table:table-cell table:style-name="ce4" office:value-type="string">
            <text:p>acct_descp</text:p>
          </table:table-cell>
          <table:table-cell table:style-name="ce4" office:value-type="string">
            <text:p>acct_type</text:p>
          </table:table-cell>
          <table:table-cell table:style-name="ce4" office:value-type="string">
            <text:p>acct_sign</text:p>
          </table:table-cell>
          <table:table-cell table:style-name="ce4" office:value-type="string">
            <text:p>acct_doc</text:p>
          </table:table-cell>
          <table:table-cell table:style-name="ce4" office:value-type="string">
            <text:p>acct_summary</text:p>
          </table:table-cell>
          <table:table-cell table:style-name="ce6" office:value-type="string">
            <office:annotation draw:style-name="gr1" draw:text-style-name="P2" svg:width="3.502cm" svg:height="1.956cm" svg:x="26.972cm" svg:y="0.051cm" draw:caption-point-x="-26.972cm" draw:caption-point-y="-0.051cm">
              <dc:creator>AC</dc:creator>
              <dc:date>2009-04-16T00:00:00</dc:date>
              <text:p text:style-name="P1"><text:span text:style-name="T1">Completar con el nombre de las cuentas indicadas en cuentasOXP.PNG</text:span></text:p>
            </office:annotation>
            <text:p>default_account</text:p>
          </table:table-cell>
          <table:table-cell table:style-name="ce8" office:value-type="string">
            <text:p>Nro Cta Superior</text:p>
          </table:table-cell>
          <table:table-cell table:number-columns-repeated="1015"/>
        </table:table-row>
        <table:table-row table:style-name="ro1">
          <table:table-cell office:value-type="string">
            <text:p>1.00.00.00</text:p>
          </table:table-cell>
          <table:table-cell office:value-type="string">
            <text:p>1.00.00.00 A C T I V O</text:p>
          </table:table-cell>
          <table:table-cell office:value-type="string">
            <text:p>A C T I V 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>
            <text:p>1.01.00.00</text:p>
          </table:table-cell>
          <table:table-cell office:value-type="string">
            <text:p>1.01.00.00 ACTIVO CORRIENTE</text:p>
          </table:table-cell>
          <table:table-cell office:value-type="string">
            <text:p>ACTIVO CORRIENT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0.00.00</text:p>
          </table:table-cell>
          <table:table-cell table:number-columns-repeated="1015"/>
        </table:table-row>
        <table:table-row table:style-name="ro1">
          <table:table-cell office:value-type="string">
            <text:p>1.01.01.00</text:p>
          </table:table-cell>
          <table:table-cell office:value-type="string">
            <text:p>1.01.01.00 DISPONIBILIDADES</text:p>
          </table:table-cell>
          <table:table-cell office:value-type="string">
            <text:p>DISPONIBILIDAD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1.00.00</text:p>
          </table:table-cell>
          <table:table-cell table:number-columns-repeated="1015"/>
        </table:table-row>
        <table:table-row table:style-name="ro1">
          <table:table-cell office:value-type="string">
            <text:p>1.01.01.01</text:p>
          </table:table-cell>
          <table:table-cell office:value-type="string">
            <text:p>1.01.01.01 CAJA EFECTIVO CENTRAL</text:p>
          </table:table-cell>
          <table:table-cell office:value-type="string">
            <text:p>CAJA EFECTIVO CENTRAL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ASSET_ACCT</text:p>
          </table:table-cell>
          <table:table-cell office:value-type="string">
            <text:p>1.01.01.00</text:p>
          </table:table-cell>
          <table:table-cell table:number-columns-repeated="1015"/>
        </table:table-row>
        <table:table-row table:style-name="ro1">
          <table:table-cell office:value-type="string">
            <text:p>1.01.01.02</text:p>
          </table:table-cell>
          <table:table-cell office:value-type="string">
            <text:p>1.01.01.02 CAJA COBRO GENERAL</text:p>
          </table:table-cell>
          <table:table-cell office:value-type="string">
            <text:p>CAJA COBRO GENERAL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RECEIPT_ACCT</text:p>
          </table:table-cell>
          <table:table-cell table:style-name="ce5" office:value-type="string">
            <text:p>1.01.01.00</text:p>
          </table:table-cell>
          <table:table-cell table:number-columns-repeated="1015"/>
        </table:table-row>
        <table:table-row table:style-name="ro1">
          <table:table-cell office:value-type="string">
            <text:p>1.01.01.03</text:p>
          </table:table-cell>
          <table:table-cell office:value-type="string">
            <text:p>1.01.01.03 CUENTA PUENTE DE COMPROBACION</text:p>
          </table:table-cell>
          <table:table-cell office:value-type="string">
            <text:p>CUENTA PUENTE DE COMPROBACION</text:p>
          </table:table-cell>
          <table:table-cell/>
          <table:table-cell office:value-type="string">
            <text:p>Natural</text:p>
          </table:table-cell>
          <table:table-cell/>
          <table:table-cell office:value-type="string">
            <text:p>1.01.02.00</text:p>
          </table:table-cell>
          <table:table-cell office:value-type="string">
            <text:p>SUSPENSEBALANCING_ACCT</text:p>
          </table:table-cell>
          <table:table-cell office:value-type="string">
            <text:p>1.01.01.0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1.01.01.04</text:p>
          </table:table-cell>
          <table:table-cell table:style-name="ce3" office:value-type="string">
            <text:p>1.01.01.04 BANCO CTA CTE $</text:p>
          </table:table-cell>
          <table:table-cell table:style-name="ce3" office:value-type="string">
            <text:p>BANCO CTA. CTE $</text:p>
          </table:table-cell>
          <table:table-cell table:style-name="ce3" office:value-type="string">
            <text:p>Asset</text:p>
          </table:table-cell>
          <table:table-cell table:style-name="ce3" office:value-type="string">
            <text:p>Natural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7" office:value-type="string">
            <text:p>B_ASSET_ACCT</text:p>
          </table:table-cell>
          <table:table-cell table:style-name="ce3" office:value-type="string">
            <text:p>1.01.01.00</text:p>
          </table:table-cell>
          <table:table-cell table:number-columns-repeated="1015"/>
        </table:table-row>
        <table:table-row table:style-name="ro1">
          <table:table-cell office:value-type="string">
            <text:p>1.01.01.05</text:p>
          </table:table-cell>
          <table:table-cell office:value-type="string">
            <text:p>1.01.01.05 CAJA GASTOS</text:p>
          </table:table-cell>
          <table:table-cell office:value-type="string">
            <text:p>CAJA GASTO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string">
            <text:p>1.01.01.0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1.01.01.06</text:p>
          </table:table-cell>
          <table:table-cell table:style-name="ce3" office:value-type="string">
            <text:p>1.01.01.06 DIFERENCIAS DE CAJA</text:p>
          </table:table-cell>
          <table:table-cell table:style-name="ce3" office:value-type="string">
            <text:p>DIFERENCIAS DE CAJA</text:p>
          </table:table-cell>
          <table:table-cell table:style-name="ce3" office:value-type="string">
            <text:p>Asset</text:p>
          </table:table-cell>
          <table:table-cell table:style-name="ce3" office:value-type="string">
            <text:p>Natural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 office:value-type="string">
            <text:p>CB_DIFFERENCES_ACCT</text:p>
          </table:table-cell>
          <table:table-cell table:style-name="ce3" office:value-type="string">
            <text:p>1.01.01.00</text:p>
          </table:table-cell>
          <table:table-cell table:style-name="ce3" table:number-columns-repeated="1013"/>
          <table:table-cell table:style-name="ce7" table:number-columns-repeated="2"/>
        </table:table-row>
        <table:table-row table:style-name="ro1">
          <table:table-cell table:style-name="ce3" office:value-type="string">
            <text:p>1.01.01.09</text:p>
          </table:table-cell>
          <table:table-cell table:style-name="ce3" office:value-type="string">
            <text:p>1.01.01.09 COBROS BANCARIOS EN TRANSITO</text:p>
          </table:table-cell>
          <table:table-cell table:style-name="ce3" office:value-type="string">
            <text:p>COBROS BANCARIOS EN TRANSITO</text:p>
          </table:table-cell>
          <table:table-cell table:style-name="ce3" office:value-type="string">
            <text:p>Asset</text:p>
          </table:table-cell>
          <table:table-cell table:style-name="ce3" office:value-type="string">
            <text:p>Natural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 office:value-type="string">
            <text:p>B_UNALLOCATEDCASH_ACCT</text:p>
          </table:table-cell>
          <table:table-cell table:style-name="ce3" office:value-type="string">
            <text:p>1.01.01.00</text:p>
          </table:table-cell>
          <table:table-cell table:style-name="ce3" table:number-columns-repeated="1013"/>
          <table:table-cell table:style-name="ce7" table:number-columns-repeated="2"/>
        </table:table-row>
        <table:table-row table:style-name="ro1">
          <table:table-cell table:style-name="ce3" office:value-type="string">
            <text:p>1.01.02.00</text:p>
          </table:table-cell>
          <table:table-cell table:style-name="ce3" office:value-type="string">
            <text:p>1.01.02.00 CREDITOS POR VENTAS</text:p>
          </table:table-cell>
          <table:table-cell table:style-name="ce3" office:value-type="string">
            <text:p>CREDITOS POR VENTAS</text:p>
          </table:table-cell>
          <table:table-cell table:style-name="ce3" office:value-type="string">
            <text:p>Asset</text:p>
          </table:table-cell>
          <table:table-cell table:style-name="ce3" office:value-type="string">
            <text:p>Natural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1.01.00.00</text:p>
          </table:table-cell>
          <table:table-cell table:style-name="ce3" table:number-columns-repeated="1013"/>
          <table:table-cell table:style-name="ce7" table:number-columns-repeated="2"/>
        </table:table-row>
        <table:table-row table:style-name="ro1">
          <table:table-cell office:value-type="string">
            <text:p>1.01.02.01</text:p>
          </table:table-cell>
          <table:table-cell office:value-type="string">
            <text:p>1.01.02.01 DEUDORES POR VENTAS</text:p>
          </table:table-cell>
          <table:table-cell office:value-type="string">
            <text:p>DEUDORES POR VENT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_RECEIVABLE_ACCT</text:p>
          </table:table-cell>
          <table:table-cell office:value-type="string">
            <text:p>1.01.02.00</text:p>
          </table:table-cell>
          <table:table-cell table:number-columns-repeated="1015"/>
        </table:table-row>
        <table:table-row table:style-name="ro1">
          <table:table-cell office:value-type="string">
            <text:p>1.01.02.06</text:p>
          </table:table-cell>
          <table:table-cell office:value-type="string">
            <text:p>1.01.02.06 CLIENTES EMPRESAS DEL GRUPO</text:p>
          </table:table-cell>
          <table:table-cell office:value-type="string">
            <text:p>CLIENTES EMPRESAS DEL GRUP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INTERCOMPANYDUEFROM_ACCT</text:p>
          </table:table-cell>
          <table:table-cell office:value-type="string">
            <text:p>1.01.02.00</text:p>
          </table:table-cell>
          <table:table-cell table:number-columns-repeated="1015"/>
        </table:table-row>
        <table:table-row table:style-name="ro1">
          <table:table-cell office:value-type="string">
            <text:p>1.01.03.00</text:p>
          </table:table-cell>
          <table:table-cell office:value-type="string">
            <text:p>1.01.03.00 CREDITOS FISCALES</text:p>
          </table:table-cell>
          <table:table-cell office:value-type="string">
            <text:p>CREDITOS FISCALE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1.00.00</text:p>
          </table:table-cell>
          <table:table-cell table:number-columns-repeated="1015"/>
        </table:table-row>
        <table:table-row table:style-name="ro1">
          <table:table-cell office:value-type="string">
            <text:p>1.01.03.01</text:p>
          </table:table-cell>
          <table:table-cell office:value-type="string">
            <text:p>1.01.03.01 IVA - CREDITO FISCAL</text:p>
          </table:table-cell>
          <table:table-cell office:value-type="string">
            <text:p>IVA - CREDITO FISCAL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T_CREDIT_ACCT</text:p>
          </table:table-cell>
          <table:table-cell office:value-type="string">
            <text:p>1.01.03.00</text:p>
          </table:table-cell>
          <table:table-cell table:number-columns-repeated="1015"/>
        </table:table-row>
        <table:table-row table:style-name="ro1">
          <table:table-cell office:value-type="string">
            <text:p>1.01.08.00</text:p>
          </table:table-cell>
          <table:table-cell office:value-type="string">
            <text:p>1.01.08.00 BIENES DE CAMBIO</text:p>
          </table:table-cell>
          <table:table-cell office:value-type="string">
            <text:p>BIENES DE CAMBI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1.00.00</text:p>
          </table:table-cell>
          <table:table-cell table:number-columns-repeated="1015"/>
        </table:table-row>
        <table:table-row table:style-name="ro1">
          <table:table-cell office:value-type="string">
            <text:p>1.01.08.01</text:p>
          </table:table-cell>
          <table:table-cell office:value-type="string">
            <text:p>1.01.08.01 MERCADERIA Y MATERIAS PRIMAS</text:p>
          </table:table-cell>
          <table:table-cell office:value-type="string">
            <text:p>MERCADERIA Y MATERIAS PRIMAS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table:style-name="ce3" office:value-type="string">
            <text:p>P_ASSET_ACCT</text:p>
          </table:table-cell>
          <table:table-cell office:value-type="string">
            <text:p>1.01.08.00</text:p>
          </table:table-cell>
          <table:table-cell table:number-columns-repeated="1015"/>
        </table:table-row>
        <table:table-row table:style-name="ro1">
          <table:table-cell office:value-type="string">
            <text:p>1.02.00.00</text:p>
          </table:table-cell>
          <table:table-cell office:value-type="string">
            <text:p>1.02.00.00 ACTIVO NO CORRIENTE</text:p>
          </table:table-cell>
          <table:table-cell office:value-type="string">
            <text:p>ACTIVO NO CORRIENTE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1.00.00.00</text:p>
          </table:table-cell>
          <table:table-cell table:number-columns-repeated="1015"/>
        </table:table-row>
        <table:table-row table:style-name="ro1">
          <table:table-cell office:value-type="string">
            <text:p>1.03.00.01</text:p>
          </table:table-cell>
          <table:table-cell office:value-type="string">
            <text:p>1.03.00.01 BALANCEO MONEDA EXTRANJERA</text:p>
          </table:table-cell>
          <table:table-cell office:value-type="string">
            <text:p>BALANCEO MONEDA EXTRANJERA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URRENCYBALANCING_ACCT</text:p>
          </table:table-cell>
          <table:table-cell office:value-type="string">
            <text:p>1.00.00.00</text:p>
          </table:table-cell>
          <table:table-cell table:number-columns-repeated="1015"/>
        </table:table-row>
        <table:table-row table:style-name="ro1">
          <table:table-cell office:value-type="string">
            <text:p>2.00.00.00</text:p>
          </table:table-cell>
          <table:table-cell office:value-type="string">
            <text:p>2.00.00.00 P A S I V O</text:p>
          </table:table-cell>
          <table:table-cell office:value-type="string">
            <text:p>P A S I V O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>
            <text:p>2.01.00.00</text:p>
          </table:table-cell>
          <table:table-cell office:value-type="string">
            <text:p>2.01.00.00 PASIVO CORRIENTE</text:p>
          </table:table-cell>
          <table:table-cell office:value-type="string">
            <text:p>PASIVO CORRIENTE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0.00.00</text:p>
          </table:table-cell>
          <table:table-cell table:number-columns-repeated="1015"/>
        </table:table-row>
        <table:table-row table:style-name="ro1">
          <table:table-cell office:value-type="string">
            <text:p>2.01.01.00</text:p>
          </table:table-cell>
          <table:table-cell office:value-type="string">
            <text:p>2.01.01.00 DEUDAS COMERCIALES</text:p>
          </table:table-cell>
          <table:table-cell office:value-type="string">
            <text:p>DEUDAS COMERCIALE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1.00.00</text:p>
          </table:table-cell>
          <table:table-cell table:number-columns-repeated="1015"/>
        </table:table-row>
        <table:table-row table:style-name="ro1">
          <table:table-cell office:value-type="string">
            <text:p>2.01.01.01</text:p>
          </table:table-cell>
          <table:table-cell office:value-type="string">
            <text:p>2.01.01.01 PROVEEDORES - NACIONALES</text:p>
          </table:table-cell>
          <table:table-cell office:value-type="string">
            <text:p>PROVEEDORES - NACIONALE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V_LIABILITY_ACCT</text:p>
          </table:table-cell>
          <table:table-cell office:value-type="string">
            <text:p>2.01.01.00</text:p>
          </table:table-cell>
          <table:table-cell table:number-columns-repeated="1015"/>
        </table:table-row>
        <table:table-row table:style-name="ro1">
          <table:table-cell office:value-type="string">
            <text:p>2.01.01.03</text:p>
          </table:table-cell>
          <table:table-cell office:value-type="string">
            <text:p>2.01.01.03 PROVEEDORES EN GESTION DE PAGOS</text:p>
          </table:table-cell>
          <table:table-cell office:value-type="string">
            <text:p>PROVEEDORES EN GESTION DE PAGO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B_PAYMENTSELECT_ACCT</text:p>
          </table:table-cell>
          <table:table-cell office:value-type="string">
            <text:p>2.01.01.00</text:p>
          </table:table-cell>
          <table:table-cell table:number-columns-repeated="1015"/>
        </table:table-row>
        <table:table-row table:style-name="ro1">
          <table:table-cell office:value-type="string">
            <text:p>2.01.01.04</text:p>
          </table:table-cell>
          <table:table-cell office:value-type="string">
            <text:p>2.01.01.04 PROVEEDORES EMPRESAS DEL GRUPO</text:p>
          </table:table-cell>
          <table:table-cell office:value-type="string">
            <text:p>PROVEEDORES EMPRESAS DEL GRUPO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INTERCOMPANYDUETO_ACCT</text:p>
          </table:table-cell>
          <table:table-cell office:value-type="string">
            <text:p>2.01.01.00</text:p>
          </table:table-cell>
          <table:table-cell table:number-columns-repeated="1015"/>
        </table:table-row>
        <table:table-row table:style-name="ro1">
          <table:table-cell office:value-type="string">
            <text:p>2.01.01.06</text:p>
          </table:table-cell>
          <table:table-cell office:value-type="string">
            <text:p>2.01.01.06 PAGOS BANCARIOS EN TRANSITO</text:p>
          </table:table-cell>
          <table:table-cell office:value-type="string">
            <text:p>PAGOS BANCARIOS EN TRANSIT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B_INTRANSIT_ACCT</text:p>
          </table:table-cell>
          <table:table-cell office:value-type="string">
            <text:p>2.01.01.00</text:p>
          </table:table-cell>
          <table:table-cell table:number-columns-repeated="1015"/>
        </table:table-row>
        <table:table-row table:style-name="ro1">
          <table:table-cell office:value-type="string">
            <text:p>2.01.01.07</text:p>
          </table:table-cell>
          <table:table-cell office:value-type="string">
            <text:p>2.01.01.07 PAGOS EN EFECTIVO EN TRANSITO</text:p>
          </table:table-cell>
          <table:table-cell office:value-type="string">
            <text:p>PAGOS EN EFECTIVO EN TRANSITO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B_CASHTRANSFER_ACCT</text:p>
          </table:table-cell>
          <table:table-cell office:value-type="string">
            <text:p>2.01.01.00</text:p>
          </table:table-cell>
          <table:table-cell table:number-columns-repeated="1015"/>
        </table:table-row>
        <table:table-row table:style-name="ro1">
          <table:table-cell office:value-type="string">
            <text:p>2.01.03.00</text:p>
          </table:table-cell>
          <table:table-cell office:value-type="string">
            <text:p>2.01.03.00 DEUDAS FISCALES</text:p>
          </table:table-cell>
          <table:table-cell office:value-type="string">
            <text:p>DEUDAS FISCALES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2.01.00.00</text:p>
          </table:table-cell>
          <table:table-cell table:number-columns-repeated="1015"/>
        </table:table-row>
        <table:table-row table:style-name="ro1">
          <table:table-cell office:value-type="string">
            <text:p>2.01.03.04</text:p>
          </table:table-cell>
          <table:table-cell office:value-type="string">
            <text:p>2.01.03.04 IVA - DEBITO FISCAL</text:p>
          </table:table-cell>
          <table:table-cell office:value-type="string">
            <text:p>IVA - DEBITO FISCAL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T_DUE_ACCT</text:p>
          </table:table-cell>
          <table:table-cell office:value-type="string">
            <text:p>2.01.03.00</text:p>
          </table:table-cell>
          <table:table-cell table:number-columns-repeated="1015"/>
        </table:table-row>
        <table:table-row table:style-name="ro1">
          <table:table-cell office:value-type="string">
            <text:p>2.01.05.06</text:p>
          </table:table-cell>
          <table:table-cell table:style-name="ce3" office:value-type="string">
            <text:p>2.01.05.06 DEUDAS A CORTO PLAZO</text:p>
          </table:table-cell>
          <table:table-cell office:value-type="string">
            <text:p>DEUDAS A CORTO PLAZO</text:p>
          </table:table-cell>
          <table:table-cell office:value-type="string">
            <text:p>Liability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NOTINVOICEDRECEIPTS_ACCT</text:p>
          </table:table-cell>
          <table:table-cell office:value-type="string">
            <text:p>2.01.00.00</text:p>
          </table:table-cell>
          <table:table-cell table:number-columns-repeated="1015"/>
        </table:table-row>
        <table:table-row table:style-name="ro1">
          <table:table-cell office:value-type="string">
            <text:p>3.00.00.00</text:p>
          </table:table-cell>
          <table:table-cell office:value-type="string">
            <text:p>3.00.00.00 PATRIMONIO NETO</text:p>
          </table:table-cell>
          <table:table-cell office:value-type="string">
            <text:p>PATRIMONIO NETO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>
            <text:p>3.01.00.00</text:p>
          </table:table-cell>
          <table:table-cell office:value-type="string">
            <text:p>3.01.00.00 CAPITAL SOCIAL</text:p>
          </table:table-cell>
          <table:table-cell office:value-type="string">
            <text:p>CAPITAL SOCIAL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3.00.00.00</text:p>
          </table:table-cell>
          <table:table-cell table:number-columns-repeated="1015"/>
        </table:table-row>
        <table:table-row table:style-name="ro1">
          <table:table-cell office:value-type="string">
            <text:p>3.02.00.00</text:p>
          </table:table-cell>
          <table:table-cell office:value-type="string">
            <text:p>3.02.00.00 RESERVAS</text:p>
          </table:table-cell>
          <table:table-cell office:value-type="string">
            <text:p>RESERVAS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3.00.00.00</text:p>
          </table:table-cell>
          <table:table-cell table:number-columns-repeated="1015"/>
        </table:table-row>
        <table:table-row table:style-name="ro1">
          <table:table-cell office:value-type="string">
            <text:p>3.03.00.00</text:p>
          </table:table-cell>
          <table:table-cell office:value-type="string">
            <text:p>3.03.00.00 RESULTADOS</text:p>
          </table:table-cell>
          <table:table-cell office:value-type="string">
            <text:p>RESULTADOS</text:p>
          </table:table-cell>
          <table:table-cell office:value-type="string">
            <text:p>Owner's Equity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3.00.00.00</text:p>
          </table:table-cell>
          <table:table-cell table:number-columns-repeated="1015"/>
        </table:table-row>
        <table:table-row table:style-name="ro1">
          <table:table-cell office:value-type="string">
            <text:p>4.00.00.00</text:p>
          </table:table-cell>
          <table:table-cell office:value-type="string">
            <text:p>4.00.00.00 INGRESOS</text:p>
          </table:table-cell>
          <table:table-cell office:value-type="string">
            <text:p>INGRES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>
            <text:p>4.01.00.00</text:p>
          </table:table-cell>
          <table:table-cell office:value-type="string">
            <text:p>4.01.00.00 VENTAS</text:p>
          </table:table-cell>
          <table:table-cell office:value-type="string">
            <text:p>VENTA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4.00.00.00</text:p>
          </table:table-cell>
          <table:table-cell table:number-columns-repeated="1015"/>
        </table:table-row>
        <table:table-row table:style-name="ro1">
          <table:table-cell office:value-type="string">
            <text:p>4.01.01.00</text:p>
          </table:table-cell>
          <table:table-cell office:value-type="string">
            <text:p>4.01.01.00 VENTAS GRAVADAS</text:p>
          </table:table-cell>
          <table:table-cell office:value-type="string">
            <text:p>VENTAS GRAVADA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P_REVENUE_ACCT</text:p>
          </table:table-cell>
          <table:table-cell office:value-type="string">
            <text:p>4.01.00.00</text:p>
          </table:table-cell>
          <table:table-cell table:number-columns-repeated="1015"/>
        </table:table-row>
        <table:table-row table:style-name="ro1">
          <table:table-cell office:value-type="string">
            <text:p>4.03.00.00</text:p>
          </table:table-cell>
          <table:table-cell office:value-type="string">
            <text:p>4.03.00.00 OTROS INGRESOS</text:p>
          </table:table-cell>
          <table:table-cell office:value-type="string">
            <text:p>OTROS INGRES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4.00.00.00</text:p>
          </table:table-cell>
          <table:table-cell table:number-columns-repeated="1015"/>
        </table:table-row>
        <table:table-row table:style-name="ro1">
          <table:table-cell office:value-type="string">
            <text:p>4.03.05.00</text:p>
          </table:table-cell>
          <table:table-cell office:value-type="string">
            <text:p>4.03.05.00 INTERESES GANANDOS</text:p>
          </table:table-cell>
          <table:table-cell office:value-type="string">
            <text:p>INTERESES GANAND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B_INTERESTREV_ACCT</text:p>
          </table:table-cell>
          <table:table-cell office:value-type="string">
            <text:p>4.03.00.00</text:p>
          </table:table-cell>
          <table:table-cell table:number-columns-repeated="1015"/>
        </table:table-row>
        <table:table-row table:style-name="ro1">
          <table:table-cell office:value-type="string">
            <text:p>4.03.08.00</text:p>
          </table:table-cell>
          <table:table-cell office:value-type="string">
            <text:p>4.03.08.00 DIFERENCIAS POSITIVAS DE CAMBIO</text:p>
          </table:table-cell>
          <table:table-cell office:value-type="string">
            <text:p>DIFERENCIAS POSITIVAS DE CAMBIO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REALIZEDGAIN_ACCT</text:p>
          </table:table-cell>
          <table:table-cell office:value-type="string">
            <text:p>4.03.00.00</text:p>
          </table:table-cell>
          <table:table-cell table:number-columns-repeated="1015"/>
        </table:table-row>
        <table:table-row table:style-name="ro1">
          <table:table-cell office:value-type="string">
            <text:p>4.03.09.00</text:p>
          </table:table-cell>
          <table:table-cell office:value-type="string">
            <text:p>4.03.09.00 BENEFICIOS EN VALORES NEGOCIABLES</text:p>
          </table:table-cell>
          <table:table-cell office:value-type="string">
            <text:p>BENEFICIOS EN VALORES NEGOCIABLE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PPVOFFSET_ACCT</text:p>
          </table:table-cell>
          <table:table-cell office:value-type="string">
            <text:p>4.03.00.00</text:p>
          </table:table-cell>
          <table:table-cell table:number-columns-repeated="1015"/>
        </table:table-row>
        <table:table-row table:style-name="ro1">
          <table:table-cell office:value-type="string">
            <text:p>4.03.10.00</text:p>
          </table:table-cell>
          <table:table-cell office:value-type="string">
            <text:p>4.03.10.00 OTROS INGRESOS FINANCIEROS</text:p>
          </table:table-cell>
          <table:table-cell office:value-type="string">
            <text:p>OTROS INGRESOS FINANCIEROS</text:p>
          </table:table-cell>
          <table:table-cell office:value-type="string">
            <text:p>Revenu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H_REVENUE_ACCT</text:p>
          </table:table-cell>
          <table:table-cell office:value-type="string">
            <text:p>4.03.00.00</text:p>
          </table:table-cell>
          <table:table-cell table:number-columns-repeated="1015"/>
        </table:table-row>
        <table:table-row table:style-name="ro1">
          <table:table-cell office:value-type="string">
            <text:p>5.00.00.00</text:p>
          </table:table-cell>
          <table:table-cell office:value-type="string">
            <text:p>5.00.00.00 EGRESOS</text:p>
          </table:table-cell>
          <table:table-cell office:value-type="string">
            <text:p>EGRES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>
            <text:p>5.01.00.00</text:p>
          </table:table-cell>
          <table:table-cell office:value-type="string">
            <text:p>5.01.00.00 COMPRAS</text:p>
          </table:table-cell>
          <table:table-cell office:value-type="string">
            <text:p>COMPRA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5"/>
        </table:table-row>
        <table:table-row table:style-name="ro1">
          <table:table-cell office:value-type="string">
            <text:p>5.01.01.00</text:p>
          </table:table-cell>
          <table:table-cell office:value-type="string">
            <text:p>5.01.01.00 COMPRAS PRODUCTOS DE REVENTA</text:p>
          </table:table-cell>
          <table:table-cell table:style-name="ce5" office:value-type="string">
            <text:p>COMPRAS PRODUCTOS DE REVENT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1.00.0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5.01.01.01</text:p>
          </table:table-cell>
          <table:table-cell table:style-name="ce3" office:value-type="string">
            <text:p>5.01.01.01 COMPRA DE MERCADERIA</text:p>
          </table:table-cell>
          <table:table-cell table:style-name="ce3" office:value-type="string">
            <text:p>COMPRA DE MERCADERIA</text:p>
          </table:table-cell>
          <table:table-cell table:style-name="ce3" office:value-type="string">
            <text:p>Expense</text:p>
          </table:table-cell>
          <table:table-cell table:style-name="ce3" office:value-type="string">
            <text:p>Natural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 office:value-type="string">
            <text:p>P_EXPENSE_ACCT</text:p>
          </table:table-cell>
          <table:table-cell table:style-name="ce3" office:value-type="string">
            <text:p>5.01.01.00</text:p>
          </table:table-cell>
          <table:table-cell table:number-columns-repeated="1015"/>
        </table:table-row>
        <table:table-row table:style-name="ro1">
          <table:table-cell office:value-type="string">
            <text:p>5.01.04.00</text:p>
          </table:table-cell>
          <table:table-cell office:value-type="string">
            <text:p>5.01.04.00 COSTO DE VENTA</text:p>
          </table:table-cell>
          <table:table-cell office:value-type="string">
            <text:p>COSTO DE VENT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1.00.00</text:p>
          </table:table-cell>
          <table:table-cell table:number-columns-repeated="1015"/>
        </table:table-row>
        <table:table-row table:style-name="ro1">
          <table:table-cell office:value-type="string">
            <text:p>5.01.04.01</text:p>
          </table:table-cell>
          <table:table-cell office:value-type="string">
            <text:p>5.01.04.01 COSTO DE VENTA</text:p>
          </table:table-cell>
          <table:table-cell office:value-type="string">
            <text:p>COSTO DE VENTA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table:style-name="ce1" office:value-type="string">
            <text:p>P_COGS_ACCT</text:p>
          </table:table-cell>
          <table:table-cell office:value-type="string">
            <text:p>5.01.04.00</text:p>
          </table:table-cell>
          <table:table-cell table:number-columns-repeated="1015"/>
        </table:table-row>
        <table:table-row table:style-name="ro1">
          <table:table-cell office:value-type="string">
            <text:p>5.01.04.03</text:p>
          </table:table-cell>
          <table:table-cell office:value-type="string">
            <text:p>5.01.04.03 VARIACION DE EXISTENCIAS DE MERCADERIAS</text:p>
          </table:table-cell>
          <table:table-cell office:value-type="string">
            <text:p>VARIACION DE EXISTENCIAS DE MERCADERIAS</text:p>
          </table:table-cell>
          <table:table-cell/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W_DIFFERENCES_ACCT</text:p>
          </table:table-cell>
          <table:table-cell office:value-type="string">
            <text:p>5.01.04.00</text:p>
          </table:table-cell>
          <table:table-cell table:number-columns-repeated="1015"/>
        </table:table-row>
        <table:table-row table:style-name="ro1">
          <table:table-cell office:value-type="string">
            <text:p>5.08.00.00</text:p>
          </table:table-cell>
          <table:table-cell office:value-type="string">
            <text:p>5.08.00.00 GASTOS FINANCIEROS</text:p>
          </table:table-cell>
          <table:table-cell office:value-type="string">
            <text:p>GASTOS FINANCIER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5.00.00.00</text:p>
          </table:table-cell>
          <table:table-cell table:number-columns-repeated="1015"/>
        </table:table-row>
        <table:table-row table:style-name="ro1">
          <table:table-cell office:value-type="string">
            <text:p>5.08.01.00</text:p>
          </table:table-cell>
          <table:table-cell office:value-type="string">
            <text:p>5.08.01.00 INTERESES BANCARIOS</text:p>
          </table:table-cell>
          <table:table-cell office:value-type="string">
            <text:p>INTERESES BANCARI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B_INTERESTEXP_ACCT</text:p>
          </table:table-cell>
          <table:table-cell office:value-type="string">
            <text:p>5.08.00.00</text:p>
          </table:table-cell>
          <table:table-cell table:number-columns-repeated="1015"/>
        </table:table-row>
        <table:table-row table:style-name="ro1">
          <table:table-cell office:value-type="string">
            <text:p>5.08.08.00</text:p>
          </table:table-cell>
          <table:table-cell office:value-type="string">
            <text:p>5.08.08.00 GASTOS BANCARIOS POR COMISIONES DESCUENTO CHEQUES</text:p>
          </table:table-cell>
          <table:table-cell office:value-type="string">
            <text:p>GASTOS BANCARIOS POR COMISIONES DESCUENTO CHEQU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string">
            <text:p>5.08.00.00</text:p>
          </table:table-cell>
          <table:table-cell table:number-columns-repeated="1015"/>
        </table:table-row>
        <table:table-row table:style-name="ro1">
          <table:table-cell office:value-type="string">
            <text:p>5.08.09.00</text:p>
          </table:table-cell>
          <table:table-cell office:value-type="string">
            <text:p>5.08.09.00 PERDIDAS DE CREDITOS</text:p>
          </table:table-cell>
          <table:table-cell office:value-type="string">
            <text:p>PERDIDAS DE CREDITO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P_INVOICEPRICEVARIANCE_ACCT</text:p>
          </table:table-cell>
          <table:table-cell office:value-type="string">
            <text:p>5.08.00.00</text:p>
          </table:table-cell>
          <table:table-cell table:number-columns-repeated="1015"/>
        </table:table-row>
        <table:table-row table:style-name="ro1">
          <table:table-cell office:value-type="string">
            <text:p>5.08.10.00</text:p>
          </table:table-cell>
          <table:table-cell office:value-type="string">
            <text:p>5.08.10.00 PERDIDAS PROCEDENTES DE VALORES NEGOCIABLES</text:p>
          </table:table-cell>
          <table:table-cell office:value-type="string">
            <text:p>PERDIDAS PROCEDENTES DE VALORES NEGOCIABLES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P_PURCHASEPRICEVARIANCE_ACCT</text:p>
          </table:table-cell>
          <table:table-cell office:value-type="string">
            <text:p>5.08.00.00</text:p>
          </table:table-cell>
          <table:table-cell table:number-columns-repeated="1015"/>
        </table:table-row>
        <table:table-row table:style-name="ro1">
          <table:table-cell office:value-type="string">
            <text:p>5.08.11.00</text:p>
          </table:table-cell>
          <table:table-cell office:value-type="string">
            <text:p>5.08.11.00 DIFERENCIAS NEGATIVAS DE CAMBIO</text:p>
          </table:table-cell>
          <table:table-cell office:value-type="string">
            <text:p>DIFERENCIAS NEGATIVAS DE CAMBIO</text:p>
          </table:table-cell>
          <table:table-cell office:value-type="string">
            <text:p>Expense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 office:value-type="string">
            <text:p>REALIZEDLOSS_ACCT</text:p>
          </table:table-cell>
          <table:table-cell office:value-type="string">
            <text:p>5.08.00.00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style-name="Default" table:number-columns-repeated="1022"/>
          <table:table-cell table:number-columns-repeated="2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2" table:print="false">
        <table:table-column table:style-name="co12" table:number-columns-repeated="1024" table:default-cell-style-name="Default"/>
        <table:table-row table:style-name="ro1">
          <table:table-cell table:number-columns-repeated="1024"/>
        </table:table-row>
      </table:table>
      <table:database-ranges>
        <table:database-range table:target-range-address="Hoja1.A1:Hoja1.I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lArabiya" svg:font-family="AlArabiy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text>$ </number:text>
      <number:number number:decimal-places="0" number:min-integer-digits="1" number:grouping="true"/>
    </number:number-style>
    <number:number-style style:name="N137">
      <number:text>-$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style:text-properties fo:color="#ff0000"/>
      <number:text>-$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2" number:min-integer-digits="1" number:grouping="true"/>
    </number:number-style>
    <number:number-style style:name="N139">
      <number:text>-$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</number:number-style>
    <number:number-style style:name="N140">
      <style:text-properties fo:color="#ff0000"/>
      <number:text>-$ </number:text>
      <number:number number:decimal-places="2" number:min-integer-digits="1" number:grouping="true"/>
      <style:map style:condition="value()&gt;=0" style:apply-style-name="N140P0"/>
    </number:number-style>
    <number:number-style style:name="N142P0" style:volatile="true">
      <number:text> $ </number:text>
      <number:number number:decimal-places="0" number:min-integer-digits="1" number:grouping="true"/>
      <number:text> </number:text>
    </number:number-style>
    <number:number-style style:name="N142P1" style:volatile="true">
      <number:text>-$ </number:text>
      <number:number number:decimal-places="0" number:min-integer-digits="1" number:grouping="true"/>
      <number:text> </number:text>
    </number:number-style>
    <number:number-style style:name="N142P2" style:volatile="true">
      <number:text> $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$ </number:text>
      <number:number number:decimal-places="2" number:min-integer-digits="1" number:grouping="true"/>
      <number:text> </number:text>
    </number:number-style>
    <number:number-style style:name="N146P1" style:volatile="true">
      <number:text>-$ </number:text>
      <number:number number:decimal-places="2" number:min-integer-digits="1" number:grouping="true"/>
      <number:text> </number:text>
    </number:number-style>
    <number:number-style style:name="N146P2" style:volatile="true">
      <number:text> $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5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21/12/2009</text:date>, <text:time>14:5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P_SERVER</meta:initial-creator>
    <meta:creation-date>2008-12-02T15:15:22</meta:creation-date>
    <dc:date>2009-12-21T14:56:51</dc:date>
    <meta:generator>OpenOffice.org/3.0$Linux OpenOffice.org_project/300m15$Build-9379</meta:generator>
    <meta:editing-duration>PT53H33M06S</meta:editing-duration>
    <meta:editing-cycles>12</meta:editing-cycles>
    <meta:document-statistic meta:table-count="2" meta:cell-count="419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